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4" style:family="text">
      <style:text-properties fo:font-size="15.000000000000000pt"/>
    </style:style>
    <style:style style:name="T5" style:family="text">
      <style:text-properties fo:font-family="Arial" fo:font-size="14.000000000000000pt"/>
    </style:style>
    <style:style style:name="P10" style:family="paragraph"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11" style:family="paragraph">
      <style:paragraph-properties fo:line-height="100%" fo:margin="0.000000000000000pt" fo:text-align="center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12" style:family="paragraph">
      <style:paragraph-properties fo:line-height="100%" fo:margin="0.000000000000000pt" fo:text-align="justify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13" style:family="paragraph">
      <style:text-properties fo:color="#000000" fo:font-family="Sans Serif" fo:font-size="12.000000000000000pt"/>
    </style:style>
    <style:style style:name="gr9" style:family="graphic">
      <style:graphic-properties draw:fill="none" draw:shadow="hidden" draw:shadow-color="#808080" draw:shadow-offset-x="5.6693pt" draw:shadow-offset-y="5.6693pt" draw:stroke="none" draw:textarea-vertical-align="top" fo:margin="0.000000000000000pt" fo:padding-bottom="3.543313225000000pt" fo:padding-left="7.086626450000000pt" fo:padding-right="7.086626450000000pt" fo:padding-top="3.5433132250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10" style:family="graphic">
      <style:graphic-properties draw:auto-grow-height="false" draw:fill="none" draw:shadow="hidden" draw:shadow-color="#808080" draw:shadow-offset-x="5.6693pt" draw:shadow-offset-y="5.6693pt" draw:stroke="none" draw:textarea-vertical-align="top" fo:margin="0.000000000000000pt" fo:padding-bottom="3.543313225000000pt" fo:padding-left="7.086626450000000pt" fo:padding-right="7.086626450000000pt" fo:padding-top="3.5433132250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11" style:family="graphic">
      <style:graphic-properties draw:fill="solid" draw:fill-color="#ffffff" draw:shadow="hidden" draw:shadow-color="#808080" draw:shadow-offset-x="5.6693pt" draw:shadow-offset-y="5.6693pt" draw:stroke="solid" draw:stroke-linejoin="bevel" draw:textarea-horizontal-align="justify" draw:textarea-vertical-align="middle" fo:margin="0.000000000000000pt" style:wrap="biggest" style:wrap-contour="false" style:wrap-dynamic-threshold="0.000000000000000pt" svg:fill-rule="evenodd" svg:stroke-color="#3465a4" svg:stroke-linecap="butt" svg:stroke-opacity="1" svg:stroke-width="0.500000000000000pt"/>
    </style:style>
    <style:style style:name="gr12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13" style:family="graphic">
      <style:graphic-properties draw:fill="none" draw:stroke="none" fo:margin="0.000000000000000pt" style:wrap="biggest" style:wrap-contour="false" style:wrap-dynamic-threshold="0.000000000000000pt"/>
    </style:style>
    <style:style style:name="pr1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true"/>
    </style:style>
  </office:automatic-styles>
  <office:body>
    <office:presentation>
      <draw:page draw:name="page1" draw:id="page1" xml:id="page1" draw:master-page-name="Default2" draw:style-name="dp3" presentation:presentation-page-layout-name="pl1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9" xml:id="shape-13" draw:id="shape-13" draw:layer="layout" svg:width="79.37021624000pt" svg:height="26.22051786500pt" svg:x="459.49685901800pt" svg:y="171.69478563060pt">
          <draw:text-box>
            <text:p text:style-name="P10"><text:span text:style-name="T4">Status</text:span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9" xml:id="shape-14" draw:id="shape-14" draw:layer="layout" svg:width="79.37021624000pt" svg:height="26.22051786500pt" svg:x="465.73309029400pt" svg:y="390.89831498200pt">
          <draw:text-box>
            <text:p text:style-name="P10"><text:span text:style-name="T4">Status</text:span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0" xml:id="shape-15" draw:id="shape-15" draw:name="IDL Custom Shape_4" draw:layer="layout" svg:width="312.49187993920pt" svg:height="35.94336935440pt" svg:x="240.60514123040pt" svg:y="570.27500368440pt">
          <draw:text-box>
            <text:p text:style-name="P11"><text:span text:style-name="T5">IBM Confidential</text:span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custom-shape draw:style-name="gr11" xml:id="shape-16" draw:id="shape-16" draw:layer="layout" svg:x="19.81420755420pt" svg:y="119.02697785420pt" svg:width="754.01705428000pt" svg:height="396.85108120000pt">
          <text:p text:style-name="P12"><text:s text:c="19"/>TEST libgsf</text:p>
          <text:p text:style-name="P11"/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presentation:notes>
          <draw:frame presentation:style-name="pr1" xml:id="shape-17" draw:id="shape-17" draw:layer="" svg:width="489.57000000000pt" svg:height="356.37000000000pt" svg:x="62.22000000000pt" svg:y="374.46000000000pt" presentation:class="notes">
            <draw:text-box>
              <text:p text:style-name="P13"/>
            </draw:text-box>
            <draw:glue-point draw:id="4" svg:x="0.50000000000pt" svg:y="0.50000000000pt" draw:align="center"/>
          </draw:frame>
          <draw:page-thumbnail draw:style-name="gr12" xml:id="shape-18" draw:id="shape-18" draw:layer="" svg:width="407.99125797940pt" svg:height="297.04303427820pt" svg:x="101.99072786840pt" svg:y="59.35758314520pt" presentation:class="page" draw:page-number="1"/>
          <draw:frame draw:style-name="gr13" xml:id="shape-19" draw:id="shape-19" draw:layer="" svg:width="489.60084817760pt" svg:height="356.74077549300pt" svg:x="61.20010602220pt" svg:y="376.1864784718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presentation-page-layout style:name="pl1" style:display-name="AL1T1">
      <presentation:placeholder presentation:object="title" svg:x="7.35%" svg:y="8.3%" svg:width="85.4%" svg:height="16.7%"/>
      <presentation:placeholder presentation:object="outline" svg:x="7.35%" svg:y="27.8%" svg:width="85.4%" svg:height="63%"/>
    </style:presentation-page-layout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T2" style:family="text">
      <style:text-properties fo:font-size="9.000000000000000pt"/>
    </style:style>
    <style:style style:name="T3" style:family="text">
      <style:text-properties fo:font-size="10.000000000000000pt"/>
    </style:style>
    <style:style style:name="P1" style:family="paragraph">
      <style:paragraph-properties fo:text-align="center"/>
      <style:text-properties fo:font-family="Liberation Sans" fo:font-size="44.000000000000000pt" fo:font-style="normal" fo:font-variant="normal" fo:font-weight="normal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2" style:family="paragraph">
      <style:paragraph-properties fo:margin-bottom="14.173252900000000pt" fo:margin-top="0.000000000000000pt"/>
      <style:text-properties fo:font-family="Liberation Sans" fo:font-size="32.000000000000000pt" fo:font-style="normal" fo:font-variant="normal" fo:font-weight="normal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000000" fo:font-family="Sans Serif" fo:font-size="14.000000000000000pt" style:letter-kerning="true"/>
    </style:style>
    <style:style style:name="P6" style:family="paragraph">
      <style:paragraph-properties fo:line-height="100%" fo:margin="0.000000000000000pt" fo:text-align="start" fo:text-indent="0.000000000000000pt" style:font-independent-line-spacing="true" style:line-break="strict" style:punctuation-wrap="hanging" style:writing-mode="lr">
        <style:tab-stops>
          <style:tab-stop style:position="0.00000000000pt" style:type="left" style:leader-type="none" style:leader-style="none" style:leader-width="auto" style:leader-color="font-color"/>
          <style:tab-stop style:position="72.00012473200pt" style:type="left" style:leader-type="none" style:leader-style="none" style:leader-width="auto" style:leader-color="font-color"/>
          <style:tab-stop style:position="144.00024946400pt" style:type="left" style:leader-type="none" style:leader-style="none" style:leader-width="auto" style:leader-color="font-color"/>
          <style:tab-stop style:position="216.00037419600pt" style:type="left" style:leader-type="none" style:leader-style="none" style:leader-width="auto" style:leader-color="font-color"/>
          <style:tab-stop style:position="288.00049892800pt" style:type="left" style:leader-type="none" style:leader-style="none" style:leader-width="auto" style:leader-color="font-color"/>
          <style:tab-stop style:position="360.00062366000pt" style:type="left" style:leader-type="none" style:leader-style="none" style:leader-width="auto" style:leader-color="font-color"/>
          <style:tab-stop style:position="432.00074839200pt" style:type="left" style:leader-type="none" style:leader-style="none" style:leader-width="auto" style:leader-color="font-color"/>
          <style:tab-stop style:position="504.00087312400pt" style:type="left" style:leader-type="none" style:leader-style="none" style:leader-width="auto" style:leader-color="font-color"/>
          <style:tab-stop style:position="576.00099785600pt" style:type="left" style:leader-type="none" style:leader-style="none" style:leader-width="auto" style:leader-color="font-color"/>
          <style:tab-stop style:position="648.00112258800pt" style:type="left" style:leader-type="none" style:leader-style="none" style:leader-width="auto" style:leader-color="font-color"/>
          <style:tab-stop style:position="720.00124732000pt" style:type="left" style:leader-type="none" style:leader-style="none" style:leader-width="auto" style:leader-color="font-color"/>
          <style:tab-stop style:position="792.00137205200pt" style:type="left" style:leader-type="none" style:leader-style="none" style:leader-width="auto" style:leader-color="font-color"/>
        </style:tab-stops>
      </style:paragraph-properties>
      <style:text-properties fo:color="#000000" fo:font-family="Arial" fo:font-size="26.700000762939499pt" fo:font-style="normal" fo:font-weight="normal" fo:text-shadow="none" style:font-pitch="variable" style:font-relief="none" style:text-emphasize="none" style:text-line-through-style="none" style:text-line-through-type="none" style:text-outline="false" style:text-overline-color="font-color" style:text-overline-style="none" style:text-overline-type="none" style:text-position="0% 100%" style:text-underline-style="none" style:text-underline-type="none"/>
    </style:style>
    <style:style style:name="P7" style:family="paragraph">
      <style:paragraph-properties style:line-break="strict" style:punctuation-wrap="hanging" style:writing-mode="lr"/>
      <style:text-properties fo:color="#000000" fo:font-family="Sans Serif" fo:font-size="12.000000000000000pt"/>
    </style:style>
    <style:style style:name="P8" style:family="paragraph">
      <style:paragraph-properties fo:line-height="100%" fo:margin="0.000000000000000pt" fo:text-align="end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9" style:family="paragraph"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auto-grow-height="false" draw:fill="none" draw:shadow="hidden" draw:shadow-color="#808080" draw:shadow-offset-x="5.6693pt" draw:shadow-offset-y="5.6693pt" draw:stroke="none" draw:textarea-vertical-align="top" fo:margin="0.000000000000000pt" fo:padding="0.000000000000000pt" style:wrap="biggest" style:wrap-contour="false" style:wrap-dynamic-threshold="0.000000000000000pt"/>
      <style:text-properties style:letter-kerning="true"/>
    </style:style>
    <style:style style:name="gr3" style:family="graphic">
      <style:graphic-properties draw:fill="none" draw:shadow="hidden" draw:shadow-color="#808080" draw:shadow-offset-x="0pt" draw:shadow-offset-y="0pt" draw:stroke="none" fo:margin="0.000000000000000pt" style:wrap="biggest" style:wrap-contour="false" style:wrap-dynamic-threshold="0.000000000000000pt"/>
    </style:style>
    <style:style style:name="gr4" style:family="graphic">
      <style:graphic-properties draw:fill="none" draw:shadow="hidden" draw:shadow-color="#808080" draw:shadow-offset-x="5.6693pt" draw:shadow-offset-y="5.6693pt" draw:stroke="solid" draw:stroke-linejoin="miter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0.737009150800000pt"/>
    </style:style>
    <style:style style:name="gr5" style:family="graphic">
      <style:graphic-properties draw:fill="none" draw:shadow="hidden" draw:shadow-color="#808080" draw:shadow-offset-x="5.6693pt" draw:shadow-offset-y="5.6693pt" draw:stroke="none" draw:textarea-horizontal-align="right" draw:textarea-vertical-align="top" fo:margin="0.000000000000000pt" style:wrap="biggest" style:wrap-contour="false" style:wrap-dynamic-threshold="0.000000000000000pt" svg:fill-rule="evenodd"/>
    </style:style>
    <style:style style:name="gr6" style:family="graphic">
      <style:graphic-properties draw:fill="none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7" style:family="graphic">
      <style:graphic-properties draw:color-mode="standard" draw:fill="none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/>
    </style:style>
    <style:style style:name="gr8" style:family="graphic">
      <style:graphic-properties draw:auto-grow-height="false" draw:auto-grow-width="true" draw:fill="none" draw:shadow="hidden" draw:shadow-color="#808080" draw:shadow-offset-x="5.6693pt" draw:shadow-offset-y="5.6693pt" draw:stroke="none" draw:textarea-vertical-align="top" fo:margin="0.000000000000000pt" fo:padding-bottom="3.543313225000000pt" fo:padding-left="7.086626450000000pt" fo:padding-right="7.086626450000000pt" fo:padding-top="3.5433132250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dp1" style:family="drawing-page"/>
    <style:style style:name="dp2" style:family="drawing-page">
      <style:drawing-page-properties draw:fill="solid" draw:fill-color="#ffffff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  <text:list-style style:name="ML1" style:display-name="ML1">
      <text:list-level-style-bullet text:bullet-char="●" text:level="1">
        <style:list-level-properties text:list-level-position-and-space-mode="label-width-and-position" text:min-label-width="17.00790348000pt"/>
        <style:text-properties fo:font-family="OpenSymbol" fo:font-size="45%" style:use-window-font-color="true"/>
      </text:list-level-style-bullet>
      <text:list-level-style-bullet text:bullet-char="●" text:level="2">
        <style:list-level-properties text:list-level-position-and-space-mode="label-width-and-position" text:space-before="17.00790348000pt" text:min-label-width="17.00790348000pt"/>
        <style:text-properties fo:font-family="OpenSymbol" fo:font-size="45%" style:use-window-font-color="true"/>
      </text:list-level-style-bullet>
      <text:list-level-style-bullet text:bullet-char="●" text:level="3">
        <style:list-level-properties text:list-level-position-and-space-mode="label-width-and-position" text:space-before="34.01580696000pt" text:min-label-width="17.00790348000pt"/>
        <style:text-properties fo:font-family="OpenSymbol" fo:font-size="45%" style:use-window-font-color="true"/>
      </text:list-level-style-bullet>
      <text:list-level-style-bullet text:bullet-char="●" text:level="4">
        <style:list-level-properties text:list-level-position-and-space-mode="label-width-and-position" text:space-before="51.02371044000pt" text:min-label-width="17.00790348000pt"/>
        <style:text-properties fo:font-family="OpenSymbol" fo:font-size="45%" style:use-window-font-color="true"/>
      </text:list-level-style-bullet>
      <text:list-level-style-bullet text:bullet-char="●" text:level="5">
        <style:list-level-properties text:list-level-position-and-space-mode="label-width-and-position" text:space-before="68.03161392000pt" text:min-label-width="17.00790348000pt"/>
        <style:text-properties fo:font-family="OpenSymbol" fo:font-size="45%" style:use-window-font-color="true"/>
      </text:list-level-style-bullet>
      <text:list-level-style-bullet text:bullet-char="●" text:level="6">
        <style:list-level-properties text:list-level-position-and-space-mode="label-width-and-position" text:space-before="85.03951740000pt" text:min-label-width="17.00790348000pt"/>
        <style:text-properties fo:font-family="OpenSymbol" fo:font-size="45%" style:use-window-font-color="true"/>
      </text:list-level-style-bullet>
      <text:list-level-style-bullet text:bullet-char="●" text:level="7">
        <style:list-level-properties text:list-level-position-and-space-mode="label-width-and-position" text:space-before="102.04742088000pt" text:min-label-width="17.00790348000pt"/>
        <style:text-properties fo:font-family="OpenSymbol" fo:font-size="45%" style:use-window-font-color="true"/>
      </text:list-level-style-bullet>
      <text:list-level-style-bullet text:bullet-char="●" text:level="8">
        <style:list-level-properties text:list-level-position-and-space-mode="label-width-and-position" text:space-before="119.05532436000pt" text:min-label-width="17.00790348000pt"/>
        <style:text-properties fo:font-family="OpenSymbol" fo:font-size="45%" style:use-window-font-color="true"/>
      </text:list-level-style-bullet>
      <text:list-level-style-bullet text:bullet-char="●" text:level="9">
        <style:list-level-properties text:list-level-position-and-space-mode="label-width-and-position" text:space-before="136.06322784000pt" text:min-label-width="17.00790348000pt"/>
        <style:text-properties fo:font-family="OpenSymbol" fo:font-size="45%" style:use-window-font-color="true"/>
      </text:list-level-style-bullet>
      <text:list-level-style-bullet text:bullet-char="●" text:level="10">
        <style:list-level-properties text:list-level-position-and-space-mode="label-width-and-position" text:space-before="153.07113132000pt" text:min-label-width="17.00790348000pt"/>
        <style:text-properties fo:font-family="OpenSymbol" fo:font-size="45%" style:use-window-font-color="true"/>
      </text:list-level-style-bullet>
    </text:list-style>
  </office:automatic-styles>
  <office:master-styles>
    <style:master-page style:name="Default1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1" draw:id="shape-1" draw:layer="backgroundobjects" svg:width="714.30359965420pt" svg:height="99.38284933480pt" svg:x="39.68510812000pt" svg:y="23.7260253546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2" draw:id="shape-2" draw:layer="backgroundobjects" svg:width="714.30359965420pt" svg:height="345.23209413820pt" svg:x="39.68510812000pt" svg:y="139.2947295012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3" draw:id="shape-3" draw:layer="backgroundobjects" svg:width="184.90425733340pt" svg:height="41.04574039840pt" svg:x="39.68510812000pt" svg:y="542.2970024598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4" draw:id="shape-4" draw:layer="backgroundobjects" svg:width="251.57523897500pt" svg:height="41.04574039840pt" svg:x="271.44613954080pt" svg:y="542.2970024598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5" draw:id="shape-5" draw:layer="backgroundobjects" svg:width="184.90425733340pt" svg:height="41.04574039840pt" svg:x="569.08445044080pt" svg:y="542.29700245980pt" presentation:class="page-number">
        <draw:text-box>
          <text:p text:style-name="P5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Smarter%20Planet%20Wind%20Energy%20whit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3" xml:id="shape-6" draw:id="shape-6" draw:layer="backgroundobjects" svg:width="760.93360169520pt" svg:height="99.24111680580pt" svg:x="13.18112519700pt" svg:y="53.007965846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7" draw:id="shape-7" draw:layer="backgroundobjects" svg:width="760.65013663720pt" svg:height="390.24634534860pt" svg:x="13.20947170280pt" svg:y="158.74043248000pt" presentation:class="outline" presentation:placeholder="true" draw:text-style-name="P7">
        <draw:text-box/>
        <draw:glue-point draw:id="4" svg:x="0.50000000000pt" svg:y="0.50000000000pt" draw:align="center"/>
        <draw:glue-point draw:id="5" svg:x="0.50000000000pt" svg:y="0.50000000000pt" draw:align="center"/>
      </draw:frame>
      <draw:path draw:style-name="gr4" xml:id="shape-8" draw:id="shape-8" draw:layer="backgroundobjects" svg:width="748.23436709680pt" svg:height="0.00000000000pt" svg:x="22.59216512260pt" svg:y="47.65047624980pt" svg:viewBox="0 0 748 0" svg:d="M0 0L748.234 0" calligra:nodeTypes="cc">
        <draw:glue-point draw:id="4" svg:x="0.50000000000pt" svg:y="0.50000000000pt" draw:align="center"/>
        <draw:glue-point draw:id="5" svg:x="0.50000000000pt" svg:y="0.50000000000pt" draw:align="center"/>
      </draw:path>
      <draw:custom-shape draw:style-name="gr5" xml:id="shape-9" draw:id="shape-9" draw:name="Rectangle 6" draw:layer="backgroundobjects" svg:x="513.55364557860pt" svg:y="562.62144711840pt" svg:width="265.09652224160pt" svg:height="19.92759357740pt">
        <text:list text:style-name="ML1" xml:id="list-71cb9e83-78f6-4ee4-86d6-f9c24a6372fa">
          <text:list-header>
            <text:p text:style-name="P8"><text:span text:style-name="T2">© 2014 IBM Corporation</text:span></text:p>
          </text:list-header>
        </text:list>
        <draw:enhanced-geometry svg:viewBox="0 0 21600 21600" draw:modifiers="" draw:enhanced-path="M0 0 L21600 0 21600 21600 0 21600 0 0 Z N"/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6" xml:id="shape-10" draw:id="shape-10" draw:layer="backgroundobjects" svg:x="14.85356903920pt" svg:y="560.38207316020pt" svg:width="47.96228781360pt" svg:height="21.48665139640pt">
        <text:list text:style-name="ML1" xml:id="list-fa0b5ffb-5aa7-46a5-9206-00698948d891">
          <text:list-header>
            <text:p text:style-name="P9"><text:span text:style-name="T3"><text:page-number text:select-page="current">1</text:page-number></text:span></text:p>
          </text:list-header>
        </text:list>
        <draw:enhanced-geometry svg:viewBox="0 0 21600 21600" draw:modifiers="" draw:enhanced-path="M0 0 L21600 0 21600 21600 0 21600 0 0 Z N"/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7" xml:id="shape-11" draw:id="shape-11" draw:layer="backgroundobjects" svg:width="92.06945083840pt" svg:height="35.00793466300pt" svg:x="684.82323362220pt" svg:y="13.06773917380pt">
        <draw:image xlink:type="simple" xlink:show="embed" xlink:actuate="onLoad" xlink:href="Pictures/image1.png"/>
      </draw:frame>
      <draw:frame draw:style-name="gr8" xml:id="shape-12" draw:id="shape-12" draw:layer="backgroundobjects" svg:width="161.31996450780pt" svg:height="37.02053657480pt" svg:x="15.61892469580pt" svg:y="15.61892469580pt">
        <draw:text-box>
          <text:p text:style-name="P9">IBM Confidential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5</meta:generator>
    <dc:title/>
    <meta:initial-creator>Unknown</meta:initial-creator>
    <meta:editing-cycles>3</meta:editing-cycles>
    <dc:date>2015-03-03T17:21:45</dc:date>
    <meta:creation-date>2014-06-30T14:17:17.599549410</meta:creation-date>
    <dc:creator>athira</dc:creator>
  </office:meta>
</office:document-meta>
</file>